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8a7a" officeooo:paragraph-rsid="00158a7a"/>
    </style:style>
    <style:style style:name="P2" style:family="paragraph" style:parent-style-name="Standard">
      <style:text-properties officeooo:rsid="0018a0a7" officeooo:paragraph-rsid="0018a0a7"/>
    </style:style>
    <style:style style:name="P3" style:family="paragraph" style:parent-style-name="Standard">
      <style:text-properties officeooo:rsid="001a40a1" officeooo:paragraph-rsid="001a40a1"/>
    </style:style>
    <style:style style:name="P4" style:family="paragraph" style:parent-style-name="Standard">
      <style:text-properties officeooo:rsid="001b3bd5" officeooo:paragraph-rsid="001b3bd5"/>
    </style:style>
    <style:style style:name="T1" style:family="text">
      <style:text-properties officeooo:rsid="0018a0a7"/>
    </style:style>
    <style:style style:name="T2" style:family="text">
      <style:text-properties officeooo:rsid="00197552"/>
    </style:style>
    <style:style style:name="T3" style:family="text">
      <style:text-properties officeooo:rsid="001a40a1"/>
    </style:style>
    <style:style style:name="T4" style:family="text">
      <style:text-properties fo:font-weight="bold" style:font-weight-asian="bold" style:font-weight-complex="bold"/>
    </style:style>
    <style:style style:name="T5" style:family="text">
      <style:text-properties officeooo:rsid="001b3b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mentation SUSAL <text:span text:style-name="T5">Anthroponik </text:span>Versuchsanlage Sommer 2016</text:p>
      <text:p text:style-name="P1"/>
      <text:p text:style-name="P1">Bild Versuchsanlage:</text:p>
      <text:p text:style-name="P1">Legende:</text:p>
      <text:p text:style-name="P1">1. Nährlösungsbehälter</text:p>
      <text:p text:style-name="P1">2. Pumpe mit Schlauch</text:p>
      <text:p text:style-name="P1">3. Steuerungseinheit</text:p>
      <text:p text:style-name="P1">4. Wasserstandssensor</text:p>
      <text:p text:style-name="P1">5. Flut Becken</text:p>
      <text:p text:style-name="P1">6. Hydroponikkörbe</text:p>
      <text:p text:style-name="P1">7. Substrat</text:p>
      <text:p text:style-name="P1">8. Pflanzungen</text:p>
      <text:p text:style-name="P3"/>
      <text:p text:style-name="P1"><text:span text:style-name="T4">Aufbau/ Funktionsweise</text:span></text:p>
      <text:p text:style-name="P1">Die Versuchsanlage besteht aus einem Fass, welches die Nährlösung enthält. Darin befindet sich eine Pumpe, welche die Nährlösung durch den Schlauch in das Flutbecken befördert. Gesteuert wird dieser Vorgang durch einen Mikrokontroller, welcher in einem einstellbaren Intervall die Pumpe in Betrieb nimmt. Die Pumpe wird beim Erreichen des maximalen Füllstandes, gemessen durch den Wasserstandssensor, ausgeschaltet. Der Schlauch führt auf den Boden des Flutbeckens,</text:p>
      <text:p text:style-name="P1">so dass durch den Syphoneffekt die Nährlösung durch die Pumpe hindurch in den Närhlösungsbehälter zurückfliesst. Durch das regelmässige Wiederholen des Flutvorganges</text:p>
      <text:p text:style-name="P1">wird sichergestellt, das die Pflanzen mit genügend Wasser und Nährstoffen versorgt sind.</text:p>
      <text:p text:style-name="P1"/>
      <text:p text:style-name="P2"><text:span text:style-name="T4">Problemstellungen:</text:span></text:p>
      <text:p text:style-name="P2">Flutun<text:span text:style-name="T3">g</text:span>sintervall:</text:p>
      <text:p text:style-name="P1">Zu <text:span text:style-name="T1">e</text:span>rmitteln gilt es das optimale Intervall für die Flutung des Systems. Wird es zu klein gewählt, kann Wurzelfäulnis entstehen, da das Substrat <text:span text:style-name="T1">nicht mehr mit genügend Sauerstoff versorgt wird.</text:span></text:p>
      <text:p text:style-name="P2">Bei zu grossem Intervall besteht im Extremfall die Gefahr, dass die Pflanzen austrocknen, was durch die geringe Wasserrückhaltefähigkeit des Blähtons begünstigt wird. Ebenfalls besteht das Risiko, dass die Pflanzen in ihrem Wachstum gehemmt werden, da sie nicht mit der Menge an Nährstoffen versorgt werden, die sie aufnehmen könnten.</text:p>
      <text:p text:style-name="P2"/>
      <text:p text:style-name="P2">Ausfallsicherheit:</text:p>
      <text:p text:style-name="P2">Die bereits beschriebene Gefahr der Austrocknung und Verwelkung der Pflanzen besteht auch im Falle eines Ausfalls des Systems, denn bei einer Störung der Pumpe kann keine Nährlösung mehr in das Flutbecken befördert werden. Dies ist ebenso der Fall, wenn die Steuerungseinheit ausfällt.</text:p>
      <text:p text:style-name="P2">Ein Ausfall des Wasserstandsensors zieht eine Überflutung des Flutbeckens nach sich, was je nach Standort des Systems problemtaisch sein kann. Eine weitere Gefahr besteht darin, dass die Pumpe durchbrennt, nach dem sie die gesamte Nährlösung aus dem Behälter gepumpt hat. Durch eine Funktion in der Steurungseinheit, die die Gesamtdauer des Flutvorgangs überwacht und nach vordefinierter Zeit die Pumpe auschaltet, kann diese<text:span text:style-name="T2">m</text:span> Problem vorgebeugt werden.</text:p>
      <text:p text:style-name="P2"/>
      <text:p text:style-name="P4">Fotografische Dok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5T17:27:32.982158654</meta:creation-date>
    <dc:date>2017-01-05T17:49:31.913757130</dc:date>
    <meta:editing-duration>PT11M47S</meta:editing-duration>
    <meta:editing-cycles>5</meta:editing-cycles>
    <meta:generator>LibreOffice/5.1.2.2$Linux_X86_64 LibreOffice_project/10m0$Build-2</meta:generator>
    <meta:document-statistic meta:table-count="0" meta:image-count="0" meta:object-count="0" meta:page-count="1" meta:paragraph-count="23" meta:word-count="315" meta:character-count="2315" meta:non-whitespace-character-count="2023"/>
  </office:meta>
</office:document-meta>
</file>